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.216" calcext:value-type="float">
            <text:p>3.216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18.04" calcext:value-type="float">
            <text:p>18.04</text:p>
          </table:table-cell>
          <table:table-cell office:value-type="float" office:value="3.268" calcext:value-type="float">
            <text:p>3.268</text:p>
          </table:table-cell>
          <table:table-cell table:number-columns-repeated="1018"/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3.022" calcext:value-type="float">
            <text:p>3.022</text:p>
          </table:table-cell>
          <table:table-cell office:value-type="float" office:value="18.08" calcext:value-type="float">
            <text:p>18.08</text:p>
          </table:table-cell>
          <table:table-cell office:value-type="float" office:value="3.266" calcext:value-type="float">
            <text:p>3.266</text:p>
          </table:table-cell>
          <table:table-cell table:number-columns-repeated="1018"/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3.206" calcext:value-type="float">
            <text:p>3.206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7.94" calcext:value-type="float">
            <text:p>17.94</text:p>
          </table:table-cell>
          <table:table-cell office:value-type="float" office:value="3.276" calcext:value-type="float">
            <text:p>3.276</text:p>
          </table:table-cell>
          <table:table-cell table:number-columns-repeated="1018"/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3.208" calcext:value-type="float">
            <text:p>3.208</text:p>
          </table:table-cell>
          <table:table-cell/>
          <table:table-cell office:value-type="float" office:value="3.018" calcext:value-type="float">
            <text:p>3.018</text:p>
          </table:table-cell>
          <table:table-cell office:value-type="float" office:value="17.74" calcext:value-type="float">
            <text:p>17.74</text:p>
          </table:table-cell>
          <table:table-cell office:value-type="float" office:value="3.27" calcext:value-type="float">
            <text:p>3.27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216" calcext:value-type="float">
            <text:p>3.216</text:p>
          </table:table-cell>
          <table:table-cell/>
          <table:table-cell office:value-type="float" office:value="3.008" calcext:value-type="float">
            <text:p>3.008</text:p>
          </table:table-cell>
          <table:table-cell office:value-type="float" office:value="18.31" calcext:value-type="float">
            <text:p>18.31</text:p>
          </table:table-cell>
          <table:table-cell office:value-type="float" office:value="3.264" calcext:value-type="float">
            <text:p>3.264</text:p>
          </table:table-cell>
          <table:table-cell table:number-columns-repeated="101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202" calcext:value-type="float">
            <text:p>3.202</text:p>
          </table:table-cell>
          <table:table-cell/>
          <table:table-cell office:value-type="float" office:value="3.006" calcext:value-type="float">
            <text:p>3.006</text:p>
          </table:table-cell>
          <table:table-cell office:value-type="float" office:value="17.96" calcext:value-type="float">
            <text:p>17.96</text:p>
          </table:table-cell>
          <table:table-cell office:value-type="float" office:value="3.26" calcext:value-type="float">
            <text:p>3.26</text:p>
          </table:table-cell>
          <table:table-cell table:number-columns-repeated="1018"/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3.016" calcext:value-type="float">
            <text:p>3.016</text:p>
          </table:table-cell>
          <table:table-cell office:value-type="float" office:value="17.32" calcext:value-type="float">
            <text:p>17.32</text:p>
          </table:table-cell>
          <table:table-cell office:value-type="float" office:value="3.262" calcext:value-type="float">
            <text:p>3.262</text:p>
          </table:table-cell>
          <table:table-cell table:number-columns-repeated="1018"/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3.206" calcext:value-type="float">
            <text:p>3.206</text:p>
          </table:table-cell>
          <table:table-cell/>
          <table:table-cell office:value-type="float" office:value="3.018" calcext:value-type="float">
            <text:p>3.018</text:p>
          </table:table-cell>
          <table:table-cell office:value-type="float" office:value="16.62" calcext:value-type="float">
            <text:p>16.62</text:p>
          </table:table-cell>
          <table:table-cell office:value-type="float" office:value="3.268" calcext:value-type="float">
            <text:p>3.268</text:p>
          </table:table-cell>
          <table:table-cell table:number-columns-repeated="1018"/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3.208" calcext:value-type="float">
            <text:p>3.208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19.19" calcext:value-type="float">
            <text:p>19.19</text:p>
          </table:table-cell>
          <table:table-cell office:value-type="float" office:value="3.266" calcext:value-type="float">
            <text:p>3.266</text:p>
          </table:table-cell>
          <table:table-cell table:number-columns-repeated="1018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3.024" calcext:value-type="float">
            <text:p>3.024</text:p>
          </table:table-cell>
          <table:table-cell office:value-type="float" office:value="18.66" calcext:value-type="float">
            <text:p>18.66</text:p>
          </table:table-cell>
          <table:table-cell office:value-type="float" office:value="3.276" calcext:value-type="float">
            <text:p>3.2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formula="of:=1/10*SUM([.A$1:.A$10])" office:value-type="float" office:value="12.858" calcext:value-type="float">
            <text:p>12.858</text:p>
          </table:table-cell>
          <table:table-cell table:formula="of:=1/10*SUM([.B$1:.B$10])" office:value-type="float" office:value="3.2082" calcext:value-type="float">
            <text:p>3.2082</text:p>
          </table:table-cell>
          <table:table-cell/>
          <table:table-cell table:formula="of:=1/10*SUM([.D$1:.D$10])" office:value-type="float" office:value="3.0152" calcext:value-type="float">
            <text:p>3.0152</text:p>
          </table:table-cell>
          <table:table-cell table:formula="of:=1/10*SUM([.E$1:.E$10])" office:value-type="float" office:value="17.986" calcext:value-type="float">
            <text:p>17.986</text:p>
          </table:table-cell>
          <table:table-cell table:formula="of:=1/10*SUM([.F$1:.F$10])" office:value-type="float" office:value="3.2676" calcext:value-type="float">
            <text:p>3.26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formula="of:=([.A1]-[.A$12])^2" office:value-type="float" office:value="0.00176399999999984" calcext:value-type="float">
            <text:p>0.00176399999999984</text:p>
          </table:table-cell>
          <table:table-cell table:formula="of:=([.B1]-[.B$12])^2" office:value-type="float" office:value="0.0000608400000000005" calcext:value-type="float">
            <text:p>6.08400000000005E-05</text:p>
          </table:table-cell>
          <table:table-cell/>
          <table:table-cell table:formula="of:=([.D1]-[.D$12])^2" office:value-type="float" office:value="0.0000230399999999992" calcext:value-type="float">
            <text:p>2.30399999999992E-05</text:p>
          </table:table-cell>
          <table:table-cell table:formula="of:=([.E1]-[.E$12])^2" office:value-type="float" office:value="0.00291599999999984" calcext:value-type="float">
            <text:p>0.00291599999999984</text:p>
          </table:table-cell>
          <table:table-cell table:formula="of:=([.F1]-[.F$12])^2" office:value-type="float" office:value="0.00000015999999999961" calcext:value-type="float">
            <text:p>1.5999999999961E-07</text:p>
          </table:table-cell>
          <table:table-cell table:number-columns-repeated="1018"/>
        </table:table-row>
        <table:table-row table:style-name="ro1">
          <table:table-cell table:formula="of:=([.A2]-[.A$12])^2" office:value-type="float" office:value="0.00102399999999989" calcext:value-type="float">
            <text:p>0.00102399999999989</text:p>
          </table:table-cell>
          <table:table-cell table:formula="of:=([.B2]-[.B$12])^2" office:value-type="float" office:value="0.00000323999999999929" calcext:value-type="float">
            <text:p>3.23999999999929E-06</text:p>
          </table:table-cell>
          <table:table-cell/>
          <table:table-cell table:formula="of:=([.D2]-[.D$12])^2" office:value-type="float" office:value="0.0000462399999999959" calcext:value-type="float">
            <text:p>4.62399999999959E-05</text:p>
          </table:table-cell>
          <table:table-cell table:formula="of:=([.E2]-[.E$12])^2" office:value-type="float" office:value="0.00883599999999956" calcext:value-type="float">
            <text:p>0.00883599999999956</text:p>
          </table:table-cell>
          <table:table-cell table:formula="of:=([.F2]-[.F$12])^2" office:value-type="float" office:value="0.00000256000000000086" calcext:value-type="float">
            <text:p>2.56000000000086E-06</text:p>
          </table:table-cell>
          <table:table-cell table:number-columns-repeated="1018"/>
        </table:table-row>
        <table:table-row table:style-name="ro1">
          <table:table-cell table:formula="of:=([.A3]-[.A$12])^2" office:value-type="float" office:value="0.000143999999999926" calcext:value-type="float">
            <text:p>0.000143999999999926</text:p>
          </table:table-cell>
          <table:table-cell table:formula="of:=([.B3]-[.B$12])^2" office:value-type="float" office:value="0.00000484000000000089" calcext:value-type="float">
            <text:p>4.84000000000089E-06</text:p>
          </table:table-cell>
          <table:table-cell/>
          <table:table-cell table:formula="of:=([.D3]-[.D$12])^2" office:value-type="float" office:value="0.0000270400000000033" calcext:value-type="float">
            <text:p>2.70400000000033E-05</text:p>
          </table:table-cell>
          <table:table-cell table:formula="of:=([.E3]-[.E$12])^2" office:value-type="float" office:value="0.00211599999999994" calcext:value-type="float">
            <text:p>0.00211599999999994</text:p>
          </table:table-cell>
          <table:table-cell table:formula="of:=([.F3]-[.F$12])^2" office:value-type="float" office:value="0.0000705599999999919" calcext:value-type="float">
            <text:p>7.05599999999919E-05</text:p>
          </table:table-cell>
          <table:table-cell table:number-columns-repeated="1018"/>
        </table:table-row>
        <table:table-row table:style-name="ro1">
          <table:table-cell table:formula="of:=([.A4]-[.A$12])^2" office:value-type="float" office:value="0.00230400000000017" calcext:value-type="float">
            <text:p>0.00230400000000017</text:p>
          </table:table-cell>
          <table:table-cell table:formula="of:=([.B4]-[.B$12])^2" office:value-type="float" office:value="0.00000003999999999999" calcext:value-type="float">
            <text:p>3.99999999999912E-08</text:p>
          </table:table-cell>
          <table:table-cell/>
          <table:table-cell table:formula="of:=([.D4]-[.D$12])^2" office:value-type="float" office:value="0.00000783999999999827" calcext:value-type="float">
            <text:p>7.83999999999827E-06</text:p>
          </table:table-cell>
          <table:table-cell table:formula="of:=([.E4]-[.E$12])^2" office:value-type="float" office:value="0.0605160000000011" calcext:value-type="float">
            <text:p>0.0605160000000011</text:p>
          </table:table-cell>
          <table:table-cell table:formula="of:=([.F4]-[.F$12])^2" office:value-type="float" office:value="0.00000575999999999873" calcext:value-type="float">
            <text:p>5.75999999999873E-06</text:p>
          </table:table-cell>
          <table:table-cell table:number-columns-repeated="1018"/>
        </table:table-row>
        <table:table-row table:style-name="ro1">
          <table:table-cell table:formula="of:=([.A5]-[.A$12])^2" office:value-type="float" office:value="0.00336400000000019" calcext:value-type="float">
            <text:p>0.00336400000000019</text:p>
          </table:table-cell>
          <table:table-cell table:formula="of:=([.B5]-[.B$12])^2" office:value-type="float" office:value="0.0000608400000000005" calcext:value-type="float">
            <text:p>6.08400000000005E-05</text:p>
          </table:table-cell>
          <table:table-cell/>
          <table:table-cell table:formula="of:=([.D5]-[.D$12])^2" office:value-type="float" office:value="0.0000518400000000014" calcext:value-type="float">
            <text:p>5.18400000000014E-05</text:p>
          </table:table-cell>
          <table:table-cell table:formula="of:=([.E5]-[.E$12])^2" office:value-type="float" office:value="0.104975999999999" calcext:value-type="float">
            <text:p>0.104975999999999</text:p>
          </table:table-cell>
          <table:table-cell table:formula="of:=([.F5]-[.F$12])^2" office:value-type="float" office:value="0.0000129600000000035" calcext:value-type="float">
            <text:p>1.29600000000035E-05</text:p>
          </table:table-cell>
          <table:table-cell table:number-columns-repeated="1018"/>
        </table:table-row>
        <table:table-row table:style-name="ro1">
          <table:table-cell table:formula="of:=([.A6]-[.A$12])^2" office:value-type="float" office:value="0.00336400000000019" calcext:value-type="float">
            <text:p>0.00336400000000019</text:p>
          </table:table-cell>
          <table:table-cell table:formula="of:=([.B6]-[.B$12])^2" office:value-type="float" office:value="0.0000384400000000025" calcext:value-type="float">
            <text:p>3.84400000000025E-05</text:p>
          </table:table-cell>
          <table:table-cell/>
          <table:table-cell table:formula="of:=([.D6]-[.D$12])^2" office:value-type="float" office:value="0.0000846400000000059" calcext:value-type="float">
            <text:p>8.46400000000059E-05</text:p>
          </table:table-cell>
          <table:table-cell table:formula="of:=([.E6]-[.E$12])^2" office:value-type="float" office:value="0.00067599999999999" calcext:value-type="float">
            <text:p>0.00067599999999999</text:p>
          </table:table-cell>
          <table:table-cell table:formula="of:=([.F6]-[.F$12])^2" office:value-type="float" office:value="0.0000577600000000075" calcext:value-type="float">
            <text:p>5.77600000000075E-05</text:p>
          </table:table-cell>
          <table:table-cell table:number-columns-repeated="1018"/>
        </table:table-row>
        <table:table-row table:style-name="ro1">
          <table:table-cell table:formula="of:=([.A7]-[.A$12])^2" office:value-type="float" office:value="0.00462400000000043" calcext:value-type="float">
            <text:p>0.00462400000000043</text:p>
          </table:table-cell>
          <table:table-cell table:formula="of:=([.B7]-[.B$12])^2" office:value-type="float" office:value="0.0000672399999999998" calcext:value-type="float">
            <text:p>6.72399999999998E-05</text:p>
          </table:table-cell>
          <table:table-cell/>
          <table:table-cell table:formula="of:=([.D7]-[.D$12])^2" office:value-type="float" office:value="0.00000063999999999986" calcext:value-type="float">
            <text:p>6.39999999999859E-07</text:p>
          </table:table-cell>
          <table:table-cell table:formula="of:=([.E7]-[.E$12])^2" office:value-type="float" office:value="0.443556000000001" calcext:value-type="float">
            <text:p>0.443556000000001</text:p>
          </table:table-cell>
          <table:table-cell table:formula="of:=([.F7]-[.F$12])^2" office:value-type="float" office:value="0.000031360000000003" calcext:value-type="float">
            <text:p>3.1360000000003E-05</text:p>
          </table:table-cell>
          <table:table-cell table:number-columns-repeated="1018"/>
        </table:table-row>
        <table:table-row table:style-name="ro1">
          <table:table-cell table:formula="of:=([.A8]-[.A$12])^2" office:value-type="float" office:value="0.0000640000000000427" calcext:value-type="float">
            <text:p>6.40000000000427E-05</text:p>
          </table:table-cell>
          <table:table-cell table:formula="of:=([.B8]-[.B$12])^2" office:value-type="float" office:value="0.00000484000000000089" calcext:value-type="float">
            <text:p>4.84000000000089E-06</text:p>
          </table:table-cell>
          <table:table-cell/>
          <table:table-cell table:formula="of:=([.D8]-[.D$12])^2" office:value-type="float" office:value="0.00000783999999999827" calcext:value-type="float">
            <text:p>7.83999999999827E-06</text:p>
          </table:table-cell>
          <table:table-cell table:formula="of:=([.E8]-[.E$12])^2" office:value-type="float" office:value="1.865956" calcext:value-type="float">
            <text:p>1.865956</text:p>
          </table:table-cell>
          <table:table-cell table:formula="of:=([.F8]-[.F$12])^2" office:value-type="float" office:value="0.00000015999999999961" calcext:value-type="float">
            <text:p>1.5999999999961E-07</text:p>
          </table:table-cell>
          <table:table-cell table:number-columns-repeated="1018"/>
        </table:table-row>
        <table:table-row table:style-name="ro1">
          <table:table-cell table:formula="of:=([.A9]-[.A$12])^2" office:value-type="float" office:value="0.00270399999999977" calcext:value-type="float">
            <text:p>0.00270399999999977</text:p>
          </table:table-cell>
          <table:table-cell table:formula="of:=([.B9]-[.B$12])^2" office:value-type="float" office:value="0.00000003999999999999" calcext:value-type="float">
            <text:p>3.99999999999912E-08</text:p>
          </table:table-cell>
          <table:table-cell/>
          <table:table-cell table:formula="of:=([.D9]-[.D$12])^2" office:value-type="float" office:value="0.0000270400000000033" calcext:value-type="float">
            <text:p>2.70400000000033E-05</text:p>
          </table:table-cell>
          <table:table-cell table:formula="of:=([.E9]-[.E$12])^2" office:value-type="float" office:value="1.449616" calcext:value-type="float">
            <text:p>1.449616</text:p>
          </table:table-cell>
          <table:table-cell table:formula="of:=([.F9]-[.F$12])^2" office:value-type="float" office:value="0.00000256000000000086" calcext:value-type="float">
            <text:p>2.56000000000086E-06</text:p>
          </table:table-cell>
          <table:table-cell table:number-columns-repeated="1018"/>
        </table:table-row>
        <table:table-row table:style-name="ro1">
          <table:table-cell table:formula="of:=([.A10]-[.A$12])^2" office:value-type="float" office:value="0.0104039999999997" calcext:value-type="float">
            <text:p>0.0104039999999997</text:p>
          </table:table-cell>
          <table:table-cell table:formula="of:=([.B10]-[.B$12])^2" office:value-type="float" office:value="0.00000323999999999929" calcext:value-type="float">
            <text:p>3.23999999999929E-06</text:p>
          </table:table-cell>
          <table:table-cell/>
          <table:table-cell table:formula="of:=([.D10]-[.D$12])^2" office:value-type="float" office:value="0.0000774399999999986" calcext:value-type="float">
            <text:p>7.74399999999986E-05</text:p>
          </table:table-cell>
          <table:table-cell table:formula="of:=([.E10]-[.E$12])^2" office:value-type="float" office:value="0.454275999999999" calcext:value-type="float">
            <text:p>0.454275999999999</text:p>
          </table:table-cell>
          <table:table-cell table:formula="of:=([.F10]-[.F$12])^2" office:value-type="float" office:value="0.0000705599999999919" calcext:value-type="float">
            <text:p>7.05599999999919E-0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formula="of:=SQRT(1/90 * SUM([.A14:.A23]))" office:value-type="float" office:value="0.0181842422626479" calcext:value-type="float">
            <text:p>0.0181842422626479</text:p>
          </table:table-cell>
          <table:table-cell table:formula="of:=SQRT(1/90 * SUM([.B14:.B23]))" office:value-type="float" office:value="0.00164519502390042" calcext:value-type="float">
            <text:p>0.00164519502390042</text:p>
          </table:table-cell>
          <table:table-cell/>
          <table:table-cell table:formula="of:=SQRT(1/90 * SUM([.D14:.D23]))" office:value-type="float" office:value="0.00198214249964248" calcext:value-type="float">
            <text:p>0.00198214249964248</text:p>
          </table:table-cell>
          <table:table-cell table:formula="of:=SQRT(1/90 * SUM([.E14:.E23]))" office:value-type="float" office:value="0.220943431674264" calcext:value-type="float">
            <text:p>0.220943431674264</text:p>
          </table:table-cell>
          <table:table-cell table:formula="of:=SQRT(1/90 * SUM([.F14:.F23]))" office:value-type="float" office:value="0.00168126936172246" calcext:value-type="float">
            <text:p>0.0016812693617224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formula="of:=1.842*10^(-2)" office:value-type="float" office:value="0.01842" calcext:value-type="float">
            <text:p>0.01842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16:12.180332744</meta:creation-date>
    <dc:date>2022-03-21T21:51:51.948441938</dc:date>
    <meta:editing-duration>PT15M19S</meta:editing-duration>
    <meta:editing-cycles>1</meta:editing-cycles>
    <meta:document-statistic meta:table-count="1" meta:cell-count="111" meta:object-count="0"/>
    <meta:generator>LibreOffice/7.2.5.1$Linux_X86_64 LibreOffice_project/20$Build-1</meta:generator>
  </office:meta>
</office:document-meta>
</file>